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26">
      <style:paragraph-properties fo:line-height="150%"/>
      <style:text-properties style:font-name="Arial" style:font-name-asian="Arial"/>
    </style:style>
    <style:style style:name="P1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</style:style>
    <style:style style:name="P47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10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1339051442915864805" text:style-name="L1">
        <text:list-item>
          <text:p text:style-name="P12">REVIEW</text:p>
        </text:list-item>
        <text:list-item>
          <text:p text:style-name="P12">TASK-1 : start</text:p>
          <text:list>
            <text:list-item>
              <text:list>
                <text:list-item>
                  <text:p text:style-name="P12">C:\WORKS_2\WS\Eclipse_Luna\Cake_IFM11</text:p>
                </text:list-item>
              </text:list>
            </text:list-item>
            <text:list-item>
              <text:p text:style-name="P12">T-1.1</text:p>
              <text:list>
                <text:list-item>
                  <text:p text:style-name="P12">DUP : ImagesController.php</text:p>
                  <text:list>
                    <text:list-item>
                      <text:p text:style-name="P12">==&gt; ArticlesController.php</text:p>
                    </text:list-item>
                  </text:list>
                </text:list-item>
                <text:list-item>
                  <text:p text:style-name="P12">change : class name in the file</text:p>
                </text:list-item>
                <text:list-item>
                  <text:p text:style-name="P12">delete → unused functions </text:p>
                </text:list-item>
                <text:list-item>
                  <text:p text:style-name="P12">func : index ==&gt; delete content</text:p>
                </text:list-item>
                <text:list-item>
                  <text:p text:style-name="P12">TEST : access</text:p>
                  <text:list>
                    <text:list-item>
                      <text:p text:style-name="P12">==&gt; “Error: The view for ArticlesController::index() was not found.”</text:p>
                    </text:list-item>
                    <text:list-item>
                      <text:p text:style-name="P12">==&gt; OK</text:p>
                    </text:list-item>
                  </text:list>
                </text:list-item>
              </text:list>
            </text:list-item>
            <text:list-item>
              <text:p text:style-name="P12">T-1.2 : views</text:p>
              <text:list>
                <text:list-item>
                  <text:p text:style-name="P12">DUP : C:\WORKS_2\WS\Eclipse_Luna\Cake_IFM11\app\View\Images</text:p>
                  <text:list>
                    <text:list-item>
                      <text:p text:style-name="P12">==&gt; C:\WORKS_2\WS\Eclipse_Luna\Cake_IFM11\app\View\Articles</text:p>
                    </text:list-item>
                  </text:list>
                </text:list-item>
                <text:list-item>
                  <text:p text:style-name="P12">delete : index.ctp ==&gt; oth<text:span text:style-name="T4">ers</text:span></text:p>
                </text:list-item>
                <text:list-item>
                  <text:p text:style-name="P37">index.ctp</text:p>
                  <text:list>
                    <text:list-item>
                      <text:p text:style-name="P37">delete lines </text:p>
                    </text:list-item>
                  </text:list>
                </text:list-item>
                <text:list-item>
                  <text:p text:style-name="P37">TEST : access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oft-page-break/>TASK-2 : html ::[20191220_124512</text:p>
          <text:list>
            <text:list-item>
              <text:p text:style-name="P37">T-2.1 </text:p>
              <text:list>
                <text:list-item>
                  <text:p text:style-name="P37">“$html = file_get_html($url);”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2.2</text:p>
              <text:list>
                <text:list-item>
                  <text:p text:style-name="P37">“$lo_As = $html-&gt;find('a');”</text:p>
                  <text:list>
                    <text:list-item>
                      <text:p text:style-name="P37">==&gt; OK : 'count(lo_As) =&gt; 339'</text:p>
                    </text:list-item>
                  </text:list>
                </text:list-item>
              </text:list>
            </text:list-item>
            <text:list-item>
              <text:p text:style-name="P37">T-2.3</text:p>
              <text:list>
                <text:list-item>
                  <text:p text:style-name="P37">step : 3 : 2.2<text:tab/><text:tab/><text:tab/> * <text:tab/><text:tab/>href ==&gt; starts with "/articles"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TASK-3 : for-loop ==&gt; to a function <text:s/>::[20191220_133042</text:p>
          <text:list>
            <text:list-item>
              <text:p text:style-name="P37">T-3.1</text:p>
              <text:list>
                <text:list-item>
                  <text:p text:style-name="P37">CODE</text:p>
                  <text:list>
                    <text:list-item>
                      <text:p text:style-name="P37">sig</text:p>
                      <text:list>
                        <text:list-item>
                          <text:p text:style-name="P37">get_ListOf_Articles</text:p>
                        </text:list-item>
                      </text:list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191220_134005:caller</text:p>
                        </text:list-item>
                        <text:list-item>
                          <text:p text:style-name="P37">//_20191220_134012:head</text:p>
                        </text:list-item>
                        <text:list-item>
                          <text:p text:style-name="P37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12"><text:span text:style-name="T2">#_ </text:span><text:span text:style-name="T4">COMMIT ::]20191220_133914</text:span></text:p>
            </text:list-item>
            <text:list-item>
              <text:p text:style-name="P37">T-3.2</text:p>
              <text:list>
                <text:list-item>
                  <text:p text:style-name="P37">delete ==&gt; c/o-ed lines</text:p>
                </text:list-item>
              </text:list>
            </text:list-item>
          </text:list>
        </text:list-item>
        <text:list-item>
          <text:p text:style-name="P37">TASK-4 : categorize</text:p>
          <text:list>
            <text:list-item>
              <text:p text:style-name="P37">T-4.1</text:p>
              <text:list>
                <text:list-item>
                  <text:p text:style-name="P37">skeleton</text:p>
                </text:list-item>
                <text:list-item>
                  <text:p text:style-name="P37">TEST ==&gt; OK</text:p>
                </text:list-item>
              </text:list>
            </text:list-item>
          </text:list>
        </text:list-item>
        <text:list-item>
          <text:p text:style-name="P37">TASK-5 : render (view)</text:p>
          <text:list>
            <text:list-item>
              <text:p text:style-name="P37">T-5.1</text:p>
              <text:list>
                <text:list-item>
                  <text:p text:style-name="P37"><text:soft-page-break/>index.ctp ==&gt; table</text:p>
                  <text:list>
                    <text:list-item>
                      <text:p text:style-name="P37">php : for-loop</text:p>
                    </text:list-item>
                    <text:list-item>
                      <text:p text:style-name="P3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162221621109542625" text:style-name="L2">
        <text:list-item>
          <text:p text:style-name="P13">TASK : categorize</text:p>
          <text:list>
            <text:list-item>
              <text:p text:style-name="P13">==&gt; new FUNC : categorize_Articles(...)</text:p>
            </text:list-item>
            <text:list-item>
              <text:p text:style-name="P13">//_20191220_141744:next</text:p>
            </text:list-item>
          </text:list>
        </text:list-item>
      </text:list>
      <text:p text:style-name="P3">[further]</text:p>
      <text:list xml:id="list8115458500388865316" text:style-name="L3">
        <text:list-item>
          <text:p text:style-name="P14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5116145534518250178" text:style-name="L4">
        <text:list-item>
          <text:p text:style-name="P15">REVIEW</text:p>
        </text:list-item>
        <text:list-item>
          <text:p text:style-name="P15">TASK-1 : link tag ==&gt; genres</text:p>
          <text:list>
            <text:list-item>
              <text:p text:style-name="P15">T-1.1</text:p>
              <text:list>
                <text:list-item>
                  <text:list>
                    <text:list-item>
                      <text:p text:style-name="P15">get url params</text:p>
                    </text:list-item>
                    <text:list-item>
                      <text:p text:style-name="P15">“step : 1.2”</text:p>
                    </text:list-item>
                  </text:list>
                </text:list-item>
                <text:list-item>
                  <text:p text:style-name="P15">CODE</text:p>
                </text:list-item>
                <text:list-item>
                  <text:p text:style-name="P15">TEST ==&gt; OK</text:p>
                </text:list-item>
              </text:list>
            </text:list-item>
            <text:list-item>
              <text:p text:style-name="P15">T-1.2 : genre name ==&gt; disp on the page</text:p>
              <text:list>
                <text:list-item>
                  <text:p text:style-name="P15">CODE</text:p>
                  <text:list>
                    <text:list-item>
                      <text:p text:style-name="P15">set var</text:p>
                    </text:list-item>
                    <text:list-item>
                      <text:p text:style-name="P15">link ==&gt; cake tag</text:p>
                    </text:list-item>
                  </text:list>
                </text:list-item>
                <text:list-item>
                  <text:p text:style-name="P15"><text:soft-page-break/>TEST ==&gt; OK</text:p>
                </text:list-item>
              </text:list>
            </text:list-item>
          </text:list>
        </text:list-item>
        <text:list-item>
          <text:p text:style-name="P15">TASK-2 : categorize</text:p>
          <text:list>
            <text:list-item>
              <text:list>
                <text:list-item>
                  <text:p text:style-name="P15">==&gt; new FUNC : categorize_Articles(...)</text:p>
                </text:list-item>
                <text:list-item>
                  <text:p text:style-name="P15">//_20191220_141744:next</text:p>
                </text:list-item>
              </text:list>
            </text:list-item>
            <text:list-item>
              <text:p text:style-name="P15">T-2.1 : skeleton</text:p>
              <text:list>
                <text:list-item>
                  <text:p text:style-name="P15">labels</text:p>
                  <text:list>
                    <text:list-item>
                      <text:p text:style-name="P15">//_20191222_142941:caller</text:p>
                    </text:list-item>
                    <text:list-item>
                      <text:p text:style-name="P15">//_20191222_142944:head</text:p>
                    </text:list-item>
                    <text:list-item>
                      <text:p text:style-name="P15">//_20191222_142950:wl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  <text:list-item>
              <text:p text:style-name="P15">T-2.2 : genre, name ==&gt; int'l, korea</text:p>
              <text:list>
                <text:list-item>
                  <text:p text:style-name="P15">CODE</text:p>
                </text:list-item>
                <text:list-item>
                  <text:p text:style-name="P15">TEST ==&gt; OK ::]20191222_144621</text:p>
                </text:list-item>
              </text:list>
            </text:list-item>
            <text:list-item>
              <text:p text:style-name="P15">T-2.3 : further</text:p>
              <text:list>
                <text:list-item>
                  <text:p text:style-name="P15">CODE</text:p>
                  <text:list>
                    <text:list-item>
                      <text:p text:style-name="P15">int'l, korea</text:p>
                    </text:list-item>
                  </text:list>
                </text:list-item>
                <text:list-item>
                  <text:p text:style-name="P15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384874348460609036" text:style-name="L5">
        <text:list-item>
          <text:p text:style-name="P16">TASK-1</text:p>
          <text:list>
            <text:list-item>
              <text:p text:style-name="P16">categorize ==&gt; to a function</text:p>
            </text:list-item>
            <text:list-item>
              <text:p text:style-name="P16">//_20191222_152658:next</text:p>
            </text:list-item>
          </text:list>
        </text:list-item>
      </text:list>
      <text:p text:style-name="P3">[further]</text:p>
      <text:list xml:id="list7274277979718356382" text:style-name="L6">
        <text:list-item>
          <text:p text:style-name="P17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5390886657497266346" text:style-name="L7">
        <text:list-item>
          <text:p text:style-name="P18">REVIEW</text:p>
        </text:list-item>
        <text:list-item>
          <text:p text:style-name="P18">TASK-1 : categorize ==&gt; to a function</text:p>
          <text:list>
            <text:list-item>
              <text:list>
                <text:list-item>
                  <text:p text:style-name="P18">//_20191222_152658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  <text:list>
                        <text:list-item>
                          <text:p text:style-name="P18">//_20191224_115157:caller</text:p>
                        </text:list-item>
                        <text:list-item>
                          <text:p text:style-name="P18">//_20191224_115203:head</text:p>
                        </text:list-item>
                        <text:list-item>
                          <text:p text:style-name="P18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18">CODE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categorize_Articles : build article groups ==&gt; use for-loop</text:p>
                    </text:list-item>
                  </text:list>
                </text:list-item>
                <text:list-item>
                  <text:p text:style-name="P18">CODE : group ==&gt; “Korea” only</text:p>
                </text:list-item>
                <text:list-item>
                  <text:p text:style-name="P18">TEST ==&gt; OK (seems)</text:p>
                </text:list-item>
              </text:list>
            </text:list-item>
            <text:list-item>
              <text:p text:style-name="P18">T-1.3 : oth<text:span text:style-name="T4">er group</text:span></text:p>
              <text:list>
                <text:list-item>
                  <text:p text:style-name="P38">CODE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COMMIT ::[20191224_122635</text:p>
              <text:list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628726109668037187" text:style-name="L8">
        <text:list-item>
          <text:p text:style-name="P19">TASK</text:p>
          <text:list>
            <text:list-item>
              <text:p text:style-name="P19">func “categorize_Articles” ==&gt; new param : “strOf_Genre_Name”</text:p>
            </text:list-item>
            <text:list-item>
              <text:p text:style-name="P19">//_20191222_142944:head</text:p>
            </text:list-item>
          </text:list>
        </text:list-item>
      </text:list>
      <text:p text:style-name="P3"><text:soft-page-break/>[further]</text:p>
      <text:list xml:id="list3313904523293999555" text:style-name="L9">
        <text:list-item>
          <text:p text:style-name="P20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2813620" text:continue-list="list1339051442915864805" text:style-name="L1">
        <text:list-item>
          <text:p text:style-name="P12">REVIEW</text:p>
        </text:list-item>
        <text:list-item>
          <text:p text:style-name="P12">TASK-1 : func “categorize_Articles” ==&gt; new param : “strOf_Genre_Name”</text:p>
          <text:list>
            <text:list-item>
              <text:list>
                <text:list-item>
                  <text:p text:style-name="P12">//_20191222_142944:head</text:p>
                </text:list-item>
              </text:list>
            </text:list-item>
            <text:list-item>
              <text:p text:style-name="P12">T-1.1 : new FUNC : categorize_Articles__Intl($lo_Articles)</text:p>
              <text:list>
                <text:list-item>
                  <text:p text:style-name="P12">CODE</text:p>
                  <text:list>
                    <text:list-item>
                      <text:p text:style-name="P12">DUP</text:p>
                    </text:list-item>
                    <text:list-item>
                      <text:p text:style-name="P12">labels</text:p>
                      <text:list>
                        <text:list-item>
                          <text:p text:style-name="P12">//_20191225_134134:caller</text:p>
                        </text:list-item>
                        <text:list-item>
                          <text:p text:style-name="P12">//_20191225_134139:head</text:p>
                        </text:list-item>
                        <text:list-item>
                          <text:p text:style-name="P12">//_20191225_134144:wl</text:p>
                        </text:list-item>
                      </text:list>
                    </text:list-item>
                    <text:list-item>
                      <text:p text:style-name="P12">minimum</text:p>
                    </text:list-item>
                  </text:list>
                </text:list-item>
                <text:list-item>
                  <text:p text:style-name="P12">TEST ==&gt; OK</text:p>
                </text:list-item>
              </text:list>
            </text:list-item>
          </text:list>
        </text:list-item>
        <text:list-item>
          <text:p text:style-name="P12">TASK-2 : genre → “business”</text:p>
          <text:list>
            <text:list-item>
              <text:p text:style-name="P12">T-2.1</text:p>
              <text:list>
                <text:list-item>
                  <text:p text:style-name="P12">TREE</text:p>
                  <text:list>
                    <text:list-item>
                      <text:p text:style-name="P12">index → categorize_Articles</text:p>
                    </text:list-item>
                  </text:list>
                </text:list-item>
                <text:list-item>
                  <text:p text:style-name="P12">CODE</text:p>
                  <text:list>
                    <text:list-item>
                      <text:p text:style-name="P12"><text:soft-page-break/>DUP : categorize_Articles__Intl($lo_Articles)</text:p>
                      <text:list>
                        <text:list-item>
                          <text:p text:style-name="P12">==&gt; categorize_Articles__Business</text:p>
                        </text:list-item>
                      </text:list>
                    </text:list-item>
                    <text:list-item>
                      <text:p text:style-name="P12">labels</text:p>
                      <text:list>
                        <text:list-item>
                          <text:p text:style-name="P12">//_20191225_140154:caller</text:p>
                        </text:list-item>
                        <text:list-item>
                          <text:p text:style-name="P12">//_20191225_140200:head</text:p>
                        </text:list-item>
                        <text:list-item>
                          <text:p text:style-name="P12">//_20191225_140203:wl</text:p>
                        </text:list-item>
                      </text:list>
                    </text:list-item>
                    <text:list-item>
                      <text:p text:style-name="P12">skeleton</text:p>
                    </text:list-item>
                  </text:list>
                </text:list-item>
                <text:list-item>
                  <text:p text:style-name="P12">TEST ==&gt; OK</text:p>
                </text:list-item>
              </text:list>
            </text:list-item>
          </text:list>
        </text:list-item>
      </text:list>
      <text:p text:style-name="P3">[next]</text:p>
      <text:list xml:id="list6732024577562009778" text:style-name="L10">
        <text:list-item>
          <text:p text:style-name="P21">TASK</text:p>
          <text:list>
            <text:list-item>
              <text:p text:style-name="P21">genre ==&gt; politics, national</text:p>
            </text:list-item>
            <text:list-item>
              <text:p text:style-name="P21">//_20191225_142602:next</text:p>
            </text:list-item>
          </text:list>
        </text:list-item>
      </text:list>
      <text:p text:style-name="P3">[further]</text:p>
      <text:list xml:id="list8720218148293433237" text:style-name="L11">
        <text:list-item>
          <text:p text:style-name="P22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8643184101222872374" text:style-name="L12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genre ==&gt; politics, national</text:p>
                </text:list-item>
                <text:list-item>
                  <text:p text:style-name="P23">//_20191225_142602:next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<text:soft-page-break/>CODE</text:p>
                  <text:list>
                    <text:list-item>
                      <text:p text:style-name="P23"><text:span text:style-name="T1">#_ </text:span>DUP : if-sentence</text:p>
                    </text:list-item>
                    <text:list-item>
                      <text:p text:style-name="P23"><text:span text:style-name="T1">#_ </text:span>new FUNC : categorize_Articles__National</text:p>
                      <text:list>
                        <text:list-item>
                          <text:p text:style-name="P23">DUP</text:p>
                        </text:list-item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  <text:list>
                            <text:list-item>
                              <text:p text:style-name="P23">//_20191226_120108:caller</text:p>
                            </text:list-item>
                            <text:list-item>
                              <text:p text:style-name="P23">//_20191226_120105:head</text:p>
                            </text:list-item>
                            <text:list-item>
                              <text:p text:style-name="P23">//_20191226_120108:wl</text:p>
                            </text:list-item>
                          </text:list>
                        </text:list-item>
                        <text:list-item>
                          <text:p text:style-name="P23">skeleton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  <text:list-item>
                      <text:p text:style-name="P23">param ==&gt; modify</text:p>
                    </text:list-item>
                  </text:list>
                </text:list-item>
                <text:list-item>
                  <text:p text:style-name="P23"><text:span text:style-name="T1">#_ </text:span>TEST ==&gt; OK</text:p>
                </text:list-item>
              </text:list>
            </text:list-item>
            <text:list-item>
              <text:p text:style-name="P23">T-1.2 : modify ==&gt; categorize_Articles__National</text:p>
              <text:list>
                <text:list-item>
                  <text:p text:style-name="P23">CODE</text:p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 : politics <text:s/></text:p>
          <text:list>
            <text:list-item>
              <text:p text:style-name="P23">T-2.1</text:p>
              <text:list>
                <text:list-item>
                  <text:p text:style-name="P23">CODE</text:p>
                  <text:list>
                    <text:list-item>
                      <text:p text:style-name="P23">DUP : if-sentence</text:p>
                    </text:list-item>
                    <text:list-item>
                      <text:p text:style-name="P23"><text:span text:style-name="T1"><text:s/></text:span>new FUNC : categorize_Articles__Politics</text:p>
                      <text:list>
                        <text:list-item>
                          <text:p text:style-name="P23">DUP</text:p>
                        </text:list-item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  <text:list>
                            <text:list-item>
                              <text:p text:style-name="P23">//_20191226_121559:caller</text:p>
                            </text:list-item>
                            <text:list-item>
                              <text:p text:style-name="P23">//_20191226_121600:head</text:p>
                            </text:list-item>
                            <text:list-item>
                              <text:p text:style-name="P23">//_20191226_121601:wl</text:p>
                            </text:list-item>
                          </text:list>
                        </text:list-item>
                        <text:list-item>
                          <text:p text:style-name="P23"><text:span text:style-name="T1">#_ </text:span>skeleton</text:p>
                        </text:list-item>
                        <text:list-item>
                          <text:p text:style-name="P23"><text:span text:style-name="T1">#_ </text:span>caller</text:p>
                        </text:list-item>
                      </text:list>
                    </text:list-item>
                    <text:list-item>
                      <text:p text:style-name="P23">param ==&gt; modify</text:p>
                    </text:list-item>
                  </text:list>
                </text:list-item>
                <text:list-item>
                  <text:p text:style-name="P23"><text:soft-page-break/><text:span text:style-name="T1"><text:s/></text:span>TEST ==&gt; OK ::]20191226_121824</text:p>
                </text:list-item>
              </text:list>
            </text:list-item>
            <text:list-item>
              <text:p text:style-name="P23">T-1.2 : modify ==&gt; categorize_Articles__Politics</text:p>
              <text:list>
                <text:list-item>
                  <text:p text:style-name="P23">CODE </text:p>
                  <text:list>
                    <text:list-item>
                      <text:p text:style-name="P23">keywords</text:p>
                    </text:list-item>
                    <text:list-item>
                      <text:p text:style-name="P23">labels</text:p>
                    </text:list-item>
                  </text:list>
                </text:list-item>
                <text:list-item>
                  <text:p text:style-name="P23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586603294277463307" text:style-name="L13">
        <text:list-item>
          <text:p text:style-name="P24">TASK-1</text:p>
          <text:list>
            <text:list-item>
              <text:p text:style-name="P24">keywords, labels ==&gt; <text:span text:style-name="T4">外部ファイルから</text:span></text:p>
            </text:list-item>
            <text:list-item>
              <text:p text:style-name="P39">//_20191226_123516:next</text:p>
            </text:list-item>
          </text:list>
        </text:list-item>
        <text:list-item>
          <text:p text:style-name="P39">TASK-2</text:p>
          <text:list>
            <text:list-item>
              <text:p text:style-name="P39">view : index.ctp ==&gt; group name → add serial num</text:p>
            </text:list-item>
          </text:list>
        </text:list-item>
      </text:list>
      <text:p text:style-name="P3">[further]</text:p>
      <text:list xml:id="list8872126434696349534" text:style-name="L14">
        <text:list-item>
          <text:p text:style-name="P25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5613850291022697349" text:style-name="L15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keywords, labels ==&gt; <text:span text:style-name="T4">外部ファイルから</text:span></text:p>
                </text:list-item>
                <text:list-item>
                  <text:p text:style-name="P40">//_20191226_123516:next</text:p>
                </text:list-item>
                <text:list-item>
                  <text:p text:style-name="P40">target ==&gt; intl, labels</text:p>
                </text:list-item>
              </text:list>
            </text:list-item>
            <text:list-item>
              <text:p text:style-name="P40"><text:soft-page-break/>T-1.1 : external file ==&gt; create </text:p>
              <text:list>
                <text:list-item>
                  <text:p text:style-name="P40">new FUNC : categorize_Articles__Intl__Prep_KWs</text:p>
                  <text:list>
                    <text:list-item>
                      <text:p text:style-name="P40"><text:span text:style-name="T1">#_ </text:span>DUP</text:p>
                    </text:list-item>
                    <text:list-item>
                      <text:p text:style-name="P40"><text:span text:style-name="T1">#_ </text:span>labels</text:p>
                    </text:list-item>
                    <text:list-item>
                      <text:p text:style-name="P40"><text:span text:style-name="T1">#_ </text:span>caller</text:p>
                    </text:list-item>
                    <text:list-item>
                      <text:p text:style-name="P40"><text:span text:style-name="T1">#_ </text:span>skeleton</text:p>
                    </text:list-item>
                    <text:list-item>
                      <text:p text:style-name="P40">TEST ==&gt; OK</text:p>
                    </text:list-item>
                  </text:list>
                </text:list-item>
                <text:list-item>
                  <text:p text:style-name="P40">external file </text:p>
                  <text:list>
                    <text:list-item>
                      <text:p text:style-name="P40">//_20191227_164606:tmp</text:p>
                    </text:list-item>
                  </text:list>
                </text:list-item>
              </text:list>
            </text:list-item>
            <text:list-item>
              <text:p text:style-name="P40">T-1.2 : load file → in “categorize_Articles__Intl__Prep_KWs” </text:p>
            </text:list-item>
            <text:list-item>
              <text:p text:style-name="P40">T-1.3 : build → lists</text:p>
            </text:list-item>
            <text:list-item>
              <text:p text:style-name="P40">T-1.4 : use → the lists</text:p>
              <text:list>
                <text:list-item>
                  <text:p text:style-name="P40">TEST ==&gt; OK ::]20191227_171320</text:p>
                </text:list-item>
              </text:list>
            </text:list-item>
          </text:list>
        </text:list-item>
      </text:list>
      <text:p text:style-name="P3">[next]</text:p>
      <text:list xml:id="list5084963230356764352" text:style-name="L16">
        <text:list-item>
          <text:p text:style-name="P27">TASK</text:p>
          <text:list>
            <text:list-item>
              <text:p text:style-name="P27">continue ==&gt; intl, keywords, group = korea</text:p>
            </text:list-item>
            <text:list-item>
              <text:p text:style-name="P27">//_20191227_171440:next</text:p>
            </text:list-item>
          </text:list>
        </text:list-item>
      </text:list>
      <text:p text:style-name="P3">[further]</text:p>
      <text:list xml:id="list8515811433237704295" text:style-name="L17">
        <text:list-item>
          <text:p text:style-name="P28"/>
        </text:list-item>
      </text:list>
      <text:p text:style-name="P10"><text:line-break/><text:span text:style-name="T3">[/ 20191227_171457]</text:span></text:p>
      <text:p text:style-name="P10"/>
      <text:p text:style-name="P7"/>
      <text:p text:style-name="P3"><text:span text:style-name="T5">6</text:span>---------------------------------------------------------------------------</text:p>
      <text:p text:style-name="P8">res free# JVEMV6 37#12.2_7 / 37. miscs / 12. programming / 2. news articles / XXXX</text:p>
      <text:p text:style-name="P8"/>
      <text:p text:style-name="P3">[do] <text:span text:style-name="T1">#_ </text:span></text:p>
      <text:list xml:id="list5928755523751630707" text:style-name="L18">
        <text:list-item>
          <text:p text:style-name="P29">REVIEW</text:p>
        </text:list-item>
        <text:list-item>
          <text:p text:style-name="P29"><text:soft-page-break/>TASK-1 : continue ==&gt; intl, keywords, group = korea</text:p>
          <text:list>
            <text:list-item>
              <text:list>
                <text:list-item>
                  <text:p text:style-name="P29">//_20191227_171440:next</text:p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CODE</text:p>
                </text:list-item>
                <text:list-item>
                  <text:p text:style-name="P29">==&gt; OK</text:p>
                </text:list-item>
              </text:list>
            </text:list-item>
          </text:list>
        </text:list-item>
        <text:list-item>
          <text:p text:style-name="P29">TASK-2 : intl, china</text:p>
          <text:list>
            <text:list-item>
              <text:p text:style-name="P29">CODE </text:p>
              <text:list>
                <text:list-item>
                  <text:p text:style-name="P29">dat file</text:p>
                  <text:list>
                    <text:list-item>
                      <text:p text:style-name="P29">DUP</text:p>
                    </text:list-item>
                    <text:list-item>
                      <text:p text:style-name="P29">edit</text:p>
                    </text:list-item>
                  </text:list>
                </text:list-item>
                <text:list-item>
                  <text:p text:style-name="P29">php file</text:p>
                  <text:list>
                    <text:list-item>
                      <text:p text:style-name="P29">comment out ==&gt; keyword line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  <text:list-item>
          <text:p text:style-name="P29">TASK-3 : islam-world</text:p>
          <text:list>
            <text:list-item>
              <text:p text:style-name="P29">CODE</text:p>
              <text:list>
                <text:list-item>
                  <text:p text:style-name="P29">dat file</text:p>
                  <text:list>
                    <text:list-item>
                      <text:p text:style-name="P29">DUP</text:p>
                    </text:list-item>
                    <text:list-item>
                      <text:p text:style-name="P29">edit</text:p>
                    </text:list-item>
                  </text:list>
                </text:list-item>
                <text:list-item>
                  <text:p text:style-name="P29">php file</text:p>
                  <text:list>
                    <text:list-item>
                      <text:p text:style-name="P29">comment out ==&gt; keyword line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429445607920640738" text:style-name="L19">
        <text:list-item>
          <text:p text:style-name="P30">TASK : genre ==&gt; national</text:p>
          <text:list>
            <text:list-item>
              <text:p text:style-name="P30">//_20191229_162036:next</text:p>
            </text:list-item>
            <text:list-item>
              <text:p text:style-name="P30">steps</text:p>
              <text:list>
                <text:list-item>
                  <text:p text:style-name="P30">DUP : categorize_Articles__Intl($lo_Articles)</text:p>
                  <text:list>
                    <text:list-item>
                      <text:p text:style-name="P30">//_20191225_134139:head</text:p>
                    </text:list-item>
                  </text:list>
                </text:list-item>
              </text:list>
            </text:list-item>
          </text:list>
        </text:list-item>
      </text:list>
      <text:p text:style-name="P3">[further]</text:p>
      <text:list xml:id="list1474998530673811097" text:style-name="L20">
        <text:list-item>
          <text:p text:style-name="P31"/>
        </text:list-item>
      </text:list>
      <text:p text:style-name="P10"><text:soft-page-break/><text:line-break/><text:span text:style-name="T3">[/ 20191229_162310]</text:span></text:p>
      <text:p text:style-name="P10"/>
      <text:p text:style-name="P7"/>
      <text:p text:style-name="P3"><text:span text:style-name="T5">7</text:span>---------------------------------------------------------------------------</text:p>
      <text:p text:style-name="P8">res free# JVEMV6 37#12.2_8 / 37. miscs / 12. programming / 2. news articles / 20191230_120921</text:p>
      <text:p text:style-name="P8"/>
      <text:p text:style-name="P3">[do] <text:span text:style-name="T1">#_ </text:span></text:p>
      <text:list xml:id="list8762933835048757894" text:style-name="L28">
        <text:list-item>
          <text:p text:style-name="P46"><text:span text:style-name="T8">REVIEW</text:span></text:p>
        </text:list-item>
        <text:list-item>
          <text:p text:style-name="P36">TASK-1 : genre ==&gt; national</text:p>
          <text:list>
            <text:list-item>
              <text:list>
                <text:list-item>
                  <text:p text:style-name="P36">//_20191229_162036:next</text:p>
                </text:list-item>
                <text:list-item>
                  <text:p text:style-name="P36">DUP : categorize_Articles__Intl($lo_Articles)</text:p>
                  <text:list>
                    <text:list-item>
                      <text:p text:style-name="P36">//_20191225_134139:head</text:p>
                    </text:list-item>
                  </text:list>
                </text:list-item>
                <text:list-item>
                  <text:p text:style-name="P36">INSPECT : categorize_Articles__Intl__Prep_KWs</text:p>
                </text:list-item>
              </text:list>
            </text:list-item>
            <text:list-item>
              <text:p text:style-name="P36"><text:span text:style-name="T1">#_ </text:span>T-1.1</text:p>
              <text:list>
                <text:list-item>
                  <text:p text:style-name="P36">steps </text:p>
                  <text:list>
                    <text:list-item>
                      <text:p text:style-name="P36"/>
                    </text:list-item>
                    <text:list-item>
                      <text:p text:style-name="P36">new FUNC : categorize_Articles__Intl__Prep_KWs__Intl</text:p>
                    </text:list-item>
                    <text:list-item>
                      <text:p text:style-name="P36">==&gt; move codes</text:p>
                    </text:list-item>
                    <text:list-item>
                      <text:p text:style-name="P36">//_20191227_163006:head</text:p>
                    </text:list-item>
                    <text:list-item>
                      <text:p text:style-name="P36">TEST ==&gt; OK</text:p>
                    </text:list-item>
                  </text:list>
                </text:list-item>
              </text:list>
            </text:list-item>
            <text:list-item>
              <text:p text:style-name="P36">T-1.2</text:p>
              <text:list>
                <text:list-item>
                  <text:list>
                    <text:list-item>
                      <text:p text:style-name="P36">want to use ==&gt; categorize_Articles__Intl(...)</text:p>
                    </text:list-item>
                  </text:list>
                </text:list-item>
                <text:list-item>
                  <text:p text:style-name="P36">steps <text:span text:style-name="T10">@@@</text:span></text:p>
                  <text:list>
                    <text:list-item>
                      <text:p text:style-name="P36">categorize_Articles__Intl(...)</text:p>
                      <text:list>
                        <text:list-item>
                          <text:p text:style-name="P36"><text:span text:style-name="T1">#_ </text:span>change params ==&gt; add “$strOf_Genre_Name”</text:p>
                        </text:list-item>
                        <text:list-item>
                          <text:p text:style-name="P36"><text:span text:style-name="T1">#_ </text:span>edit ==&gt; caller → param</text:p>
                        </text:list-item>
                        <text:list-item>
                          <text:p text:style-name="P36"><text:soft-page-break/><text:span text:style-name="T1">#_ </text:span>TEST ==&gt; OK</text:p>
                        </text:list-item>
                      </text:list>
                    </text:list-item>
                    <text:list-item>
                      <text:p text:style-name="P36"><text:span text:style-name="T1">#_ </text:span>new external file : articles_keyword_lists_politics.dat</text:p>
                    </text:list-item>
                    <text:list-item>
                      <text:p text:style-name="P36">categorize_Articles__Intl__Prep_KWs__Intl()</text:p>
                      <text:list>
                        <text:list-item>
                          <text:p text:style-name="P36"><text:span text:style-name="T1">#_ </text:span>change param ==&gt; file name</text:p>
                        </text:list-item>
                        <text:list-item>
                          <text:p text:style-name="P36"><text:span text:style-name="T1">#_ </text:span>caller ==&gt; edit</text:p>
                        </text:list-item>
                        <text:list-item>
                          <text:p text:style-name="P36"><text:span text:style-name="T1">#_ </text:span>TEST ==&gt; OK</text:p>
                        </text:list-item>
                      </text:list>
                    </text:list-item>
                    <text:list-item>
                      <text:p text:style-name="P36"><text:span text:style-name="T1">#_ </text:span>cons.php : new constants</text:p>
                    </text:list-item>
                    <text:list-item>
                      <text:p text:style-name="P36">new FUNC : categorize_Articles__Intl__Prep_KWs__Politics</text:p>
                    </text:list-item>
                    <text:list-item>
                      <text:p text:style-name="P36">caller ==&gt; edit : //_20191226_121559:caller</text:p>
                      <text:list>
                        <text:list-item>
                          <text:p text:style-name="P36">==&gt; use : categorize_Articles__Intl__Prep_KWs</text:p>
                        </text:list-item>
                      </text:list>
                    </text:list-item>
                    <text:list-item>
                      <text:p text:style-name="P36">if-sentence ==&gt; change caller</text:p>
                      <text:list>
                        <text:list-item>
                          <text:p text:style-name="P36"><text:span text:style-name="T1">#_ </text:span>//_20191230_124954:tmp ==&gt; categorize_Articles__Intl__Prep_KWs</text:p>
                        </text:list-item>
                        <text:list-item>
                          <text:p text:style-name="P36"><text:span text:style-name="T1">#_ </text:span>//_20191230_124721:tmp ==&gt; categorize_Articl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05120681841030471" text:style-name="L21">
        <text:list-item>
          <text:p text:style-name="P32">TASK</text:p>
        </text:list-item>
      </text:list>
      <text:p text:style-name="P3">[further]</text:p>
      <text:list xml:id="list401225810442177019" text:style-name="L22">
        <text:list-item>
          <text:p text:style-name="P33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><text:soft-page-break/></text:p>
      <text:p text:style-name="P3">[do] <text:span text:style-name="T1">#_ </text:span></text:p>
      <text:list xml:id="list32799119" text:continue-list="list32813620" text:style-name="L1">
        <text:list-item>
          <text:p text:style-name="P12">REVIEW</text:p>
        </text:list-item>
        <text:list-item>
          <text:p text:style-name="P12">TASK-1</text:p>
        </text:list-item>
      </text:list>
      <text:p text:style-name="P3"/>
      <text:p text:style-name="P3">[next]</text:p>
      <text:list xml:id="list7805581241072721570" text:style-name="L23">
        <text:list-item>
          <text:p text:style-name="P34">TASK</text:p>
        </text:list-item>
      </text:list>
      <text:p text:style-name="P3">[further]</text:p>
      <text:list xml:id="list9020213611681546585" text:style-name="L24">
        <text:list-item>
          <text:p text:style-name="P35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36367978383569760" text:style-name="L25">
        <text:list-item>
          <text:p text:style-name="P4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797211" text:continue-numbering="true" text:style-name="L25">
        <text:list-item>
          <text:p text:style-name="P42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3822953846274584919" text:style-name="L26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792861" text:continue-numbering="true" text:style-name="L26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2800152" text:continue-numbering="true" text:style-name="L26">
        <text:list-item>
          <text:p text:style-name="P11">move “<text:span text:style-name="T6">@@@</text:span>”</text:p>
        </text:list-item>
        <text:list-item>
          <text:p text:style-name="P44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list xml:id="list3634775992011292727" text:style-name="L27">
        <text:list-item>
          <text:p text:style-name="P43"/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sakura C:\WORKS_2\WS\Eclipse_Luna\Cake_IFM11\app\Lib\data\article_keywords\articles_keyword_lists.dat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  <table:table-row>
          <table:table-cell table:style-name="表3.A2" office:value-type="string">
            <text:p text:style-name="P1">f <text:s/><text:span text:style-name="T9">C:\WORKS_2\WS\Eclipse_Luna\Cake_IFM11\app\Lib\data\article_keywords\article_keywords</text:span>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list xml:id="list32788831" text:continue-numbering="true" text:style-name="L27">
        <text:list-header>
          <text:p text:style-name="P43"/>
        </text:list-header>
      </text:list>
      <text:p text:style-name="P6"/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30T12:59:01.77</dc:date>
    <dc:creator>iwabuchi ken</dc:creator>
    <meta:editing-duration>PT9H53M</meta:editing-duration>
    <meta:editing-cycles>36</meta:editing-cycles>
    <meta:generator>OpenOffice/4.1.3$Win32 OpenOffice.org_project/413m1$Build-9783</meta:generator>
    <meta:document-statistic meta:table-count="4" meta:image-count="0" meta:object-count="0" meta:page-count="15" meta:paragraph-count="343" meta:word-count="1287" meta:character-count="8635"/>
  </office:meta>
</office:document-meta>
</file>